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fo:break-before="page" table:align="left"/>
    </style:style>
    <style:style style:name="Table1.A" style:family="table-column">
      <style:table-column-properties style:column-width="1.5799in"/>
    </style:style>
    <style:style style:name="Table1.B" style:family="table-column">
      <style:table-column-properties style:column-width="2.0986in"/>
    </style:style>
    <style:style style:name="Table1.C" style:family="table-column">
      <style:table-column-properties style:column-width="1.6486in"/>
    </style:style>
    <style:style style:name="Table1.D" style:family="table-column">
      <style:table-column-properties style:column-width="1.5979in"/>
    </style:style>
    <style:style style:name="Table1.A1" style:family="table-cell">
      <style:table-cell-properties style:vertical-align="middle" fo:padding="0.0194in" fo:border="none"/>
    </style:style>
    <style:style style:name="Table1.15" style:family="table-row">
      <style:table-row-properties style:min-row-height="0.4021in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a94c2"/>
    </style:style>
    <style:style style:name="P4" style:family="paragraph" style:parent-style-name="Heading_20_3">
      <style:text-properties officeooo:paragraph-rsid="000a94c2"/>
    </style:style>
    <style:style style:name="P5" style:family="paragraph" style:parent-style-name="Text_20_body" style:list-style-name="L3">
      <style:text-properties officeooo:paragraph-rsid="000a94c2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a94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ccueil</text:h>
      <text:list text:style-name="L1">
        <text:list-item>
          <text:p text:style-name="P1"><text:span text:style-name="T1">T</text:span>est de jouabilité, pas d’évaluation des compétences.</text:p>
        </text:list-item>
        <text:list-item>
          <text:p text:style-name="P1">Vérification du matériel (ordinateur, casque, manette/clavier).</text:p>
        </text:list-item>
      </text:list>
      <text:h text:style-name="Heading_20_3" text:outline-level="3">2. Brève introduction au jeu</text:h>
      <text:list text:style-name="L2">
        <text:list-item>
          <text:p text:style-name="P2"><text:span text:style-name="T1">M</text:span>ission d’exploration, collaboration avec agents autonomes, <text:span text:style-name="T1">objectif principal trouver et analyser le monolithe, objectif secondaire analyser des matériaux exotiques (3 sortes)</text:span></text:p>
        </text:list-item>
        <text:list-item>
          <text:p text:style-name="P2">Expliquer que le joueur peut interagir pour accomplir des tâches et observer le comportement de l’agent.</text:p>
        </text:list-item>
        <text:list-item>
          <text:p text:style-name="P3">Encourage les verbalisations.</text:p>
        </text:list-item>
      </text:list>
      <text:h text:style-name="P4" text:outline-level="3">3. Session de jeu libre</text:h>
      <text:list text:style-name="L3">
        <text:list-item>
          <text:p text:style-name="P5">observation directe (comportements, hésitations, remarques spontanées).</text:p>
        </text:list-item>
      </text:list>
      <text:h text:style-name="Heading_20_3" text:outline-level="3">4. Entretien post-session</text:h>
      <text:list text:style-name="L4">
        <text:list-item>
          <text:list>
            <text:list-item>
              <text:p text:style-name="P6">Le scénario était-il motivant ?</text:p>
            </text:list-item>
            <text:list-item>
              <text:p text:style-name="P6">As-tu ressenti une progression <text:span text:style-name="T1">lors du test </text:span>?</text:p>
            </text:list-item>
            <text:list-item>
              <text:p text:style-name="P6">Comprenais-tu ton rôle et celui de l’agent ?</text:p>
            </text:list-item>
            <text:list-item>
              <text:p text:style-name="P6">Les objectifs étaient-ils explicites ?</text:p>
            </text:list-item>
            <text:list-item>
              <text:p text:style-name="P6">Quels éléments visuels ou mécaniques t’ont aidé ou freiné ?</text:p>
            </text:list-item>
            <text:list-item>
              <text:p text:style-name="P6">Comment évalues-tu les feedbacks visuels/sonores ?</text:p>
            </text:list-item>
            <text:list-item>
              <text:p text:style-name="P6">L’agent semblait-il « coopératif » ? Prédictible ?</text:p>
            </text:list-item>
            <text:list-item>
              <text:p text:style-name="P6">Y a-t-il eu des moments de confusion ou de surcharge ?</text:p>
            </text:list-item>
            <text:list-item>
              <text:p text:style-name="P6">Que changerais-tu pour rendre l’expérience plus intuitive ou engageante ?</text:p>
            </text:list-item>
          </text:list>
        </text:list-item>
      </text:list>
      <text:list text:style-name="L5">
        <text:list-item>
          <text:p text:style-name="P7">3 questions ouvertes :</text:p>
          <text:list>
            <text:list-item>
              <text:p text:style-name="P7">Ce que tu as le plus aimé ;</text:p>
            </text:list-item>
            <text:list-item>
              <text:p text:style-name="P7">Ce qui t’a frustré ;</text:p>
            </text:list-item>
            <text:list-item>
              <text:p text:style-name="P7">Tes suggestions d’amélioration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atégorie</text:span></text:p>
            </table:table-cell>
            <table:table-cell table:style-name="Table1.A1" office:value-type="string">
              <text:p text:style-name="Table_20_Heading"><text:span text:style-name="Strong_20_Emphasis">Indicateur observé</text:span></text:p>
            </table:table-cell>
            <table:table-cell table:style-name="Table1.A1" office:value-type="string">
              <text:p text:style-name="Table_20_Heading"><text:span text:style-name="Strong_20_Emphasis">Code / Échelle</text:span></text:p>
            </table:table-cell>
            <table:table-cell table:style-name="Table1.A1" office:value-type="string">
              <text:p text:style-name="Table_20_Heading"><text:span text:style-name="Strong_20_Emphasis">Notes / Exe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Orientation initiale</text:span></text:p>
          </table:table-cell>
          <table:table-cell table:style-name="Table1.A1" office:value-type="string">
            <text:p text:style-name="Table_20_Contents">Le joueur comprend rapidement l’objectif de la mission</text:p>
          </table:table-cell>
          <table:table-cell table:style-name="Table1.A1" office:value-type="string">
            <text:p text:style-name="Table_20_Contents">0 = Non 1 = Partiellement 2 = Oui</text:p>
          </table:table-cell>
          <table:table-cell table:style-name="Table1.A1" office:value-type="string">
            <text:p text:style-name="Table_20_Contents">Ex. : regarde le tutoriel / pose des ques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Navigation et contrôle</text:span></text:p>
          </table:table-cell>
          <table:table-cell table:style-name="Table1.A1" office:value-type="string">
            <text:p text:style-name="Table_20_Contents">Difficultés à manipuler les commandes ou caméra</text:p>
          </table:table-cell>
          <table:table-cell table:style-name="Table1.A1" office:value-type="string">
            <text:p text:style-name="Table_20_Contents">0 = Aucune 1 = Mineure 2 = Majeure</text:p>
          </table:table-cell>
          <table:table-cell table:style-name="Table1.A1" office:value-type="string">
            <text:p text:style-name="Table_20_Contents">Ex. : cherche les touches, bouge aléatoirement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Utilisation fluide de l’interface / menus</text:p>
          </table:table-cell>
          <table:table-cell table:style-name="Table1.A1" office:value-type="string">
            <text:p text:style-name="Table_20_Contents">0 = Non 1 = Partiellement 2 = Oui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Table_20_Contents"><text:span text:style-name="Strong_20_Emphasis">3. Compréhension des rôles et tâches</text:span></text:p>
          </table:table-cell>
          <table:table-cell table:style-name="Table1.A1" office:value-type="string">
            <text:p text:style-name="Table_20_Contents">Comprend la différence entre actions humaines et de l’agent</text:p>
          </table:table-cell>
          <table:table-cell table:style-name="Table1.A1" office:value-type="string">
            <text:p text:style-name="Table_20_Contents">0 = Non 1 = Partiellement 2 = Oui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Réagit de manière appropriée aux comportements de l’agent</text:p>
          </table:table-cell>
          <table:table-cell table:style-name="Table1.A1" office:value-type="string">
            <text:p text:style-name="Table_20_Contents">0 = Non 1 = Partiellement 2 = Oui</text:p>
          </table:table-cell>
          <table:table-cell table:style-name="Table1.A1" office:value-type="string">
            <text:p text:style-name="Table_20_Contents">Ex. : attend l’agent, collabore, interrompt, ignore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Tente de coordonner ou d’ajuster ses actions</text:p>
          </table:table-cell>
          <table:table-cell table:style-name="Table1.A1" office:value-type="string">
            <text:p text:style-name="Table_20_Contents">Oui / Non</text:p>
          </table:table-cell>
          <table:table-cell table:style-name="Table1.A1" office:value-type="string">
            <text:p text:style-name="Table_20_Contents">Ex. : suit l’agent, compense son erreur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Frustration ou incompréhension face à l’IA</text:p>
          </table:table-cell>
          <table:table-cell table:style-name="Table1.A1" office:value-type="string">
            <text:p text:style-name="Table_20_Contents">0 = Aucune 1 = Modérée 2 = Fort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Table_20_Contents"><text:span text:style-name="Strong_20_Emphasis">5. Comportement général / affectif</text:span></text:p>
          </table:table-cell>
          <table:table-cell table:style-name="Table1.A1" office:value-type="string">
            <text:p text:style-name="Table_20_Contents">Expressions verbales ou non verbales positives (intérêt, amusement)</text:p>
          </table:table-cell>
          <table:table-cell table:style-name="Table1.A1" office:value-type="string">
            <text:p text:style-name="Table_20_Contents">Oui / Non</text:p>
          </table:table-cell>
          <table:table-cell table:style-name="Table1.A1" office:value-type="string">
            <text:p text:style-name="Table_20_Contents">Ex. : sourit, commente positivement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Signes de désengagement (soupir, pause, abandon de tâche)</text:p>
          </table:table-cell>
          <table:table-cell table:style-name="Table1.A1" office:value-type="string">
            <text:p text:style-name="Table_20_Contents">Oui / N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Table_20_Contents"><text:span text:style-name="Strong_20_Emphasis">6. Difficultés techniques</text:span></text:p>
          </table:table-cell>
          <table:table-cell table:style-name="Table1.A1" office:value-type="string">
            <text:p text:style-name="Table_20_Contents">Bug, ralentissement, blocage de tâche</text:p>
          </table:table-cell>
          <table:table-cell table:style-name="Table1.A1" office:value-type="string">
            <text:p text:style-name="Table_20_Contents">Oui / Non + descrip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Table_20_Contents"><text:span text:style-name="Strong_20_Emphasis">7. Commentaires spontanés</text:span></text:p>
          </table:table-cell>
          <table:table-cell table:style-name="Table1.A1" office:value-type="string">
            <text:p text:style-name="Table_20_Contents">Noter verbatim toute remarque pertinente du joueu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Ex. : “Je ne comprends pas ce que fait l’agent.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8. Fin de partie</text:span></text:p>
          </table:table-cell>
          <table:table-cell table:style-name="Table1.A1" office:value-type="string">
            <text:p text:style-name="Table_20_Contents">Le joueur complète la mission / abandonne</text:p>
          </table:table-cell>
          <table:table-cell table:style-name="Table1.A1" office:value-type="string">
            <text:p text:style-name="Table_20_Contents">Terminé / Abandonné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Temps total de jeu</text:p>
          </table:table-cell>
          <table:table-cell table:style-name="Table1.A1" office:value-type="string">
            <text:p text:style-name="Table_20_Contents">Temps (min)</text:p>
          </table:table-cell>
          <table:table-cell table:style-name="Table1.A1" office:value-type="string">
            <text:p text:style-name="P8"/>
          </table:table-cell>
        </table:table-row>
        <table:table-row table:style-name="Table1.15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Impression générale exprimée spontanément</text:p>
          </table:table-cell>
          <table:table-cell table:style-name="Table1.A1" office:value-type="string">
            <text:p text:style-name="Table_20_Contents">Positive / Neutre / Négative</text:p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0:15:47.396384908</meta:creation-date>
    <dc:date>2025-10-07T10:22:26.179411490</dc:date>
    <meta:editing-duration>PT6M39S</meta:editing-duration>
    <meta:editing-cycles>1</meta:editing-cycles>
    <meta:document-statistic meta:table-count="1" meta:image-count="0" meta:object-count="0" meta:page-count="2" meta:paragraph-count="68" meta:word-count="439" meta:character-count="2612" meta:non-whitespace-character-count="2260"/>
    <meta:generator>LibreOffice/25.2.6.2$Linux_X86_64 LibreOffice_project/520$Build-2</meta:generator>
  </office:meta>
</office:document-meta>
</file>